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38c" officeooo:paragraph-rsid="0001d38c"/>
    </style:style>
    <style:style style:name="P2" style:family="paragraph" style:parent-style-name="Standard">
      <style:text-properties officeooo:rsid="000333bb" officeooo:paragraph-rsid="000333bb"/>
    </style:style>
    <style:style style:name="P3" style:family="paragraph" style:parent-style-name="Standard">
      <style:text-properties officeooo:rsid="00043fe5" officeooo:paragraph-rsid="00043fe5"/>
    </style:style>
    <style:style style:name="P4" style:family="paragraph" style:parent-style-name="Standard">
      <style:text-properties officeooo:rsid="0004bf42" officeooo:paragraph-rsid="0004bf42"/>
    </style:style>
    <style:style style:name="P5" style:family="paragraph" style:parent-style-name="Standard">
      <style:text-properties officeooo:rsid="0006538b" officeooo:paragraph-rsid="0006538b"/>
    </style:style>
    <style:style style:name="P6" style:family="paragraph" style:parent-style-name="Standard">
      <style:text-properties officeooo:rsid="000713b7" officeooo:paragraph-rsid="000713b7"/>
    </style:style>
    <style:style style:name="P7" style:family="paragraph" style:parent-style-name="Standard">
      <style:text-properties officeooo:rsid="00074534" officeooo:paragraph-rsid="00074534"/>
    </style:style>
    <style:style style:name="P8" style:family="paragraph" style:parent-style-name="Standard">
      <style:text-properties officeooo:rsid="00074534" officeooo:paragraph-rsid="0008d91e"/>
    </style:style>
    <style:style style:name="P9" style:family="paragraph" style:parent-style-name="Standard">
      <style:text-properties officeooo:rsid="0008d91e" officeooo:paragraph-rsid="0008d91e"/>
    </style:style>
    <style:style style:name="P10" style:family="paragraph" style:parent-style-name="Standard">
      <style:text-properties officeooo:rsid="0008d91e" officeooo:paragraph-rsid="000abad3"/>
    </style:style>
    <style:style style:name="P11" style:family="paragraph" style:parent-style-name="Standard">
      <style:text-properties officeooo:rsid="0008fbe4" officeooo:paragraph-rsid="0008fbe4"/>
    </style:style>
    <style:style style:name="P12" style:family="paragraph" style:parent-style-name="Standard">
      <style:text-properties officeooo:rsid="000abad3" officeooo:paragraph-rsid="000abad3"/>
    </style:style>
    <style:style style:name="P13" style:family="paragraph" style:parent-style-name="Standard">
      <style:text-properties officeooo:rsid="000b042a" officeooo:paragraph-rsid="000b042a"/>
    </style:style>
    <style:style style:name="P14" style:family="paragraph" style:parent-style-name="Standard">
      <style:text-properties officeooo:rsid="000c8a2a" officeooo:paragraph-rsid="000c8a2a"/>
    </style:style>
    <style:style style:name="P15" style:family="paragraph" style:parent-style-name="Standard">
      <style:text-properties officeooo:rsid="000c8a2a" officeooo:paragraph-rsid="000da3a0"/>
    </style:style>
    <style:style style:name="P16" style:family="paragraph" style:parent-style-name="Standard">
      <style:text-properties officeooo:rsid="000da3a0" officeooo:paragraph-rsid="000da3a0"/>
    </style:style>
    <style:style style:name="P17" style:family="paragraph" style:parent-style-name="Standard">
      <style:text-properties officeooo:rsid="000dc112" officeooo:paragraph-rsid="000dc112"/>
    </style:style>
    <style:style style:name="P18" style:family="paragraph" style:parent-style-name="Standard">
      <style:text-properties officeooo:rsid="00111364" officeooo:paragraph-rsid="000dc112"/>
    </style:style>
    <style:style style:name="T1" style:family="text">
      <style:text-properties officeooo:rsid="0006538b"/>
    </style:style>
    <style:style style:name="T2" style:family="text">
      <style:text-properties officeooo:rsid="000abad3"/>
    </style:style>
    <style:style style:name="T3" style:family="text">
      <style:text-properties officeooo:rsid="001113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min</text:p>
      <text:p text:style-name="P2">*************************</text:p>
      <text:p text:style-name="P2">id</text:p>
      <text:p text:style-name="P2">ad</text:p>
      <text:p text:style-name="P2">şifre</text:p>
      <text:p text:style-name="P2">////////////////////////////////////////</text:p>
      <text:p text:style-name="P2">şeçeneğe balı olarak işlemler</text:p>
      <text:p text:style-name="P2"/>
      <text:p text:style-name="P2"/>
      <text:p text:style-name="P2"/>
      <text:p text:style-name="P2"/>
      <text:p text:style-name="P2">Şirket</text:p>
      <text:p text:style-name="P2">************************</text:p>
      <text:p text:style-name="P2">adı</text:p>
      <text:p text:style-name="P12">şirket sahibi</text:p>
      <text:p text:style-name="P12">şirket türü</text:p>
      <text:p text:style-name="P2">marketleri</text:p>
      <text:p text:style-name="P5">fabrikaları</text:p>
      <text:p text:style-name="P2">telefon</text:p>
      <text:p text:style-name="P2">email</text:p>
      <text:p text:style-name="P2">adresi</text:p>
      <text:p text:style-name="P2"/>
      <text:p text:style-name="P5">fabrika</text:p>
      <text:p text:style-name="P5">**************************</text:p>
      <text:p text:style-name="P5">id</text:p>
      <text:p text:style-name="P5">ad</text:p>
      <text:p text:style-name="P5">adresi</text:p>
      <text:p text:style-name="P5">telefon</text:p>
      <text:p text:style-name="P5">email</text:p>
      <text:p text:style-name="P5">üretilen ürünler</text:p>
      <text:p text:style-name="P7"><text:span text:style-name="T2">taşıma </text:span>araçlar<text:span text:style-name="T2">ı</text:span></text:p>
      <text:p text:style-name="P7">üretim araçları</text:p>
      <text:p text:style-name="P7"/>
      <text:p text:style-name="P7"/>
      <text:p text:style-name="P7">üretim araçları</text:p>
      <text:p text:style-name="P7">********************************</text:p>
      <text:p text:style-name="P7">id</text:p>
      <text:p text:style-name="P7">ad</text:p>
      <text:p text:style-name="P7">türü</text:p>
      <text:p text:style-name="P7">alınma tarihi</text:p>
      <text:p text:style-name="P7">alındığı ücret</text:p>
      <text:p text:style-name="P7">şu anki değeri</text:p>
      <text:p text:style-name="P7">kaç adet bulunduğu</text:p>
      <text:p text:style-name="P7"/>
      <text:p text:style-name="P7">fabrika işçisi</text:p>
      <text:p text:style-name="P7">*********************************</text:p>
      <text:p text:style-name="P7">kimlik no</text:p>
      <text:p text:style-name="P7">ad</text:p>
      <text:p text:style-name="P7">soyad</text:p>
      <text:p text:style-name="P7">cinsiyet</text:p>
      <text:p text:style-name="P7">görev</text:p>
      <text:p text:style-name="P7">rütbe</text:p>
      <text:p text:style-name="P7"><text:soft-page-break/>maaş</text:p>
      <text:p text:style-name="P7">telefon</text:p>
      <text:p text:style-name="P7">email</text:p>
      <text:p text:style-name="P9">fabrika</text:p>
      <text:p text:style-name="P7"/>
      <text:p text:style-name="P5"/>
      <text:p text:style-name="P5">üretilen ürün</text:p>
      <text:p text:style-name="P5">***************************</text:p>
      <text:p text:style-name="P6">barkod numarası</text:p>
      <text:p text:style-name="P5">ad</text:p>
      <text:p text:style-name="P5">türü</text:p>
      <text:p text:style-name="P6">üretildiği fabrika</text:p>
      <text:p text:style-name="P5">üretim maliyeti</text:p>
      <text:p text:style-name="P5">üretim tarihi</text:p>
      <text:p text:style-name="P5">son tüketim tarihi</text:p>
      <text:p text:style-name="P6">gönderildiği market</text:p>
      <text:p text:style-name="P6">taşındığı araç</text:p>
      <text:p text:style-name="P1"/>
      <text:p text:style-name="P1">Market</text:p>
      <text:p text:style-name="P1">************************</text:p>
      <text:p text:style-name="P1">adı</text:p>
      <text:p text:style-name="P1">adresi</text:p>
      <text:p text:style-name="P11">telefon</text:p>
      <text:p text:style-name="P11">email</text:p>
      <text:p text:style-name="P1"><text:span text:style-name="T1">fabrikadan gelen ürünler</text:span> ürünler</text:p>
      <text:p text:style-name="P1">satılan ürünler</text:p>
      <text:p text:style-name="P11">market işçileri</text:p>
      <text:p text:style-name="P1"/>
      <text:p text:style-name="P1"/>
      <text:p text:style-name="P2"><text:span text:style-name="T1">Satılacak </text:span>Ürün</text:p>
      <text:p text:style-name="P2">************************</text:p>
      <text:p text:style-name="P2">barkod numarası</text:p>
      <text:p text:style-name="P2">adı</text:p>
      <text:p text:style-name="P2">türü</text:p>
      <text:p text:style-name="P2">fiyat</text:p>
      <text:p text:style-name="P2">stok miktarı</text:p>
      <text:p text:style-name="P2">üretim tarihi</text:p>
      <text:p text:style-name="P2">son tüketim tarihi</text:p>
      <text:p text:style-name="P2"/>
      <text:p text:style-name="P3">Araç</text:p>
      <text:p text:style-name="P3">************************</text:p>
      <text:p text:style-name="P3">id</text:p>
      <text:p text:style-name="P3">marka</text:p>
      <text:p text:style-name="P3">model</text:p>
      <text:p text:style-name="P3">plaka numarası</text:p>
      <text:p text:style-name="P3">saşe numarası</text:p>
      <text:p text:style-name="P3">türü</text:p>
      <text:p text:style-name="P3">gidilen km miktarı</text:p>
      <text:p text:style-name="P4">alınma tarihi</text:p>
      <text:p text:style-name="P4">alındığı fiyat</text:p>
      <text:p text:style-name="P4">şu anki değeri</text:p>
      <text:p text:style-name="P4"/>
      <text:p text:style-name="P4"><text:soft-page-break/></text:p>
      <text:p text:style-name="P9">Market işçisi</text:p>
      <text:p text:style-name="P9">**********************************</text:p>
      <text:p text:style-name="P8">kimlik no</text:p>
      <text:p text:style-name="P8">ad</text:p>
      <text:p text:style-name="P8">soyad</text:p>
      <text:p text:style-name="P8">cinsiyet</text:p>
      <text:p text:style-name="P8">görev</text:p>
      <text:p text:style-name="P8">rütbe</text:p>
      <text:p text:style-name="P8">maaş</text:p>
      <text:p text:style-name="P8">telefon</text:p>
      <text:p text:style-name="P8">email</text:p>
      <text:p text:style-name="P9">market</text:p>
      <text:p text:style-name="P9"/>
      <text:p text:style-name="P9"/>
      <text:p text:style-name="P13">müşteri</text:p>
      <text:p text:style-name="P13">*************************************</text:p>
      <text:p text:style-name="P13">id</text:p>
      <text:p text:style-name="P13">ad</text:p>
      <text:p text:style-name="P13">soyad</text:p>
      <text:p text:style-name="P13">telefon</text:p>
      <text:p text:style-name="P13">email</text:p>
      <text:p text:style-name="P13">yapmış olduğu alış verişler</text:p>
      <text:p text:style-name="P9">-----------------------------------------------------------------------------------------------------------------------</text:p>
      <text:p text:style-name="P9"/>
      <text:p text:style-name="P9"/>
      <text:p text:style-name="P12">üretim araçları</text:p>
      <text:p text:style-name="P12">*************************</text:p>
      <text:p text:style-name="P12">id</text:p>
      <text:p text:style-name="P12">tür</text:p>
      <text:p text:style-name="P12"/>
      <text:p text:style-name="P12"/>
      <text:p text:style-name="P12">fabrika işçi görev</text:p>
      <text:p text:style-name="P12">***************************</text:p>
      <text:p text:style-name="P12">id</text:p>
      <text:p text:style-name="P12">görev</text:p>
      <text:p text:style-name="P12"/>
      <text:p text:style-name="P12"/>
      <text:p text:style-name="P12">fabrika işçi rütbe</text:p>
      <text:p text:style-name="P12">***************************</text:p>
      <text:p text:style-name="P12">id</text:p>
      <text:p text:style-name="P12">rütbe</text:p>
      <text:p text:style-name="P12"/>
      <text:p text:style-name="P12">market işçi görev</text:p>
      <text:p text:style-name="P12">***************************</text:p>
      <text:p text:style-name="P12">id</text:p>
      <text:p text:style-name="P12">görev</text:p>
      <text:p text:style-name="P12"/>
      <text:p text:style-name="P12"/>
      <text:p text:style-name="P12">market işçi rütbe</text:p>
      <text:p text:style-name="P12">***************************</text:p>
      <text:p text:style-name="P12">id</text:p>
      <text:p text:style-name="P12"><text:soft-page-break/>rütbe</text:p>
      <text:p text:style-name="P12"/>
      <text:p text:style-name="P12"/>
      <text:p text:style-name="P9"/>
      <text:p text:style-name="P12">araç türü</text:p>
      <text:p text:style-name="P12">************************</text:p>
      <text:p text:style-name="P12">id</text:p>
      <text:p text:style-name="P12">tür</text:p>
      <text:p text:style-name="P12"/>
      <text:p text:style-name="P12">araç marka</text:p>
      <text:p text:style-name="P12">*************************</text:p>
      <text:p text:style-name="P12">id</text:p>
      <text:p text:style-name="P12">marka</text:p>
      <text:p text:style-name="P12"/>
      <text:p text:style-name="P12">araç model</text:p>
      <text:p text:style-name="P12">*************************</text:p>
      <text:p text:style-name="P12">id model</text:p>
      <text:p text:style-name="P10"/>
      <text:p text:style-name="P9"/>
      <text:p text:style-name="P12">ürün türü</text:p>
      <text:p text:style-name="P12">*********************</text:p>
      <text:p text:style-name="P12">id</text:p>
      <text:p text:style-name="P12">tür</text:p>
      <text:p text:style-name="P12"/>
      <text:p text:style-name="P12"/>
      <text:p text:style-name="P12">------------------------------------------------------------------------------------------------------------------------</text:p>
      <text:p text:style-name="P13"/>
      <text:p text:style-name="P14">nakit ürün satış</text:p>
      <text:p text:style-name="P14">*************************</text:p>
      <text:p text:style-name="P14">barkod numaraları</text:p>
      <text:p text:style-name="P14">satışın yapıldığı market</text:p>
      <text:p text:style-name="P14">satışın yapıldığı müşteri</text:p>
      <text:p text:style-name="P14">toplam tutar</text:p>
      <text:p text:style-name="P16">para birimi</text:p>
      <text:p text:style-name="P16">karşılık gelen kur değeri</text:p>
      <text:p text:style-name="P16">para birimi cinsinden toplam tutar</text:p>
      <text:p text:style-name="P16">satış tarihi</text:p>
      <text:p text:style-name="P16">satışı gerçekleştiren kasiyer</text:p>
      <text:p text:style-name="P14"/>
      <text:p text:style-name="P14">kart ürün satış</text:p>
      <text:p text:style-name="P14">*************************</text:p>
      <text:p text:style-name="P14">barkod numaraları</text:p>
      <text:p text:style-name="P14">satışın yapıldığı market</text:p>
      <text:p text:style-name="P14">satışın yapıldığı müşteri</text:p>
      <text:p text:style-name="P14">toplam tutar</text:p>
      <text:p text:style-name="P14">kart numarası</text:p>
      <text:p text:style-name="P14">kart sahibi</text:p>
      <text:p text:style-name="P14">kart son kullanım tarihi</text:p>
      <text:p text:style-name="P14">kart cvc</text:p>
      <text:p text:style-name="P16">satış tarihi</text:p>
      <text:p text:style-name="P16"/>
      <text:p text:style-name="P16"/>
      <text:p text:style-name="P16"><text:soft-page-break/><text:span text:style-name="T3">Genel </text:span>satış</text:p>
      <text:p text:style-name="P16">*****************************</text:p>
      <text:p text:style-name="P18">id</text:p>
      <text:p text:style-name="P16">ürün ad</text:p>
      <text:p text:style-name="P16">ürün adet</text:p>
      <text:p text:style-name="P15">toplam tutar</text:p>
      <text:p text:style-name="P15">satışın yapıldığı market</text:p>
      <text:p text:style-name="P15">satışın yapıldığı müşteri</text:p>
      <text:p text:style-name="P16">satış tarihi</text:p>
      <text:p text:style-name="P15"/>
      <text:p text:style-name="P14"/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2:55:23.572000000</meta:creation-date>
    <dc:date>2024-10-21T15:10:26.816000000</dc:date>
    <meta:editing-duration>PT2H14M56S</meta:editing-duration>
    <meta:editing-cycles>17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77" meta:word-count="284" meta:character-count="2422" meta:non-whitespace-character-count="2315"/>
  </office:meta>
</office:document-meta>
</file>